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oxRenderer.encodeBegin( FacesContext facesContext , UIComponent compon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BoxRenderer.getPaddingWidth( FacesContext facesContext , U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